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6:44:4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958747" calcext:value-type="float">
            <text:p>958747</text:p>
          </table:table-cell>
          <table:table-cell office:value-type="float" office:value="850782" calcext:value-type="float">
            <text:p>850782</text:p>
          </table:table-cell>
          <table:table-cell office:value-type="float" office:value="107965" calcext:value-type="float">
            <text:p>107965</text:p>
          </table:table-cell>
          <table:table-cell/>
          <table:table-cell office:value-type="float" office:value="98715" calcext:value-type="float">
            <text:p>98715</text:p>
          </table:table-cell>
          <table:table-cell office:value-type="float" office:value="84055" calcext:value-type="float">
            <text:p>84055</text:p>
          </table:table-cell>
          <table:table-cell office:value-type="float" office:value="14660" calcext:value-type="float">
            <text:p>14660</text:p>
          </table:table-cell>
          <table:table-cell/>
          <table:table-cell office:value-type="float" office:value="32027" calcext:value-type="float">
            <text:p>32027</text:p>
          </table:table-cell>
          <table:table-cell office:value-type="float" office:value="28960" calcext:value-type="float">
            <text:p>28960</text:p>
          </table:table-cell>
          <table:table-cell office:value-type="float" office:value="3067" calcext:value-type="float">
            <text:p>3067</text:p>
          </table:table-cell>
          <table:table-cell/>
          <table:table-cell table:formula="of:=[.M2]/([.E2]+[.I2]+[.M2])" office:value-type="percentage" office:value="0.0244009165261114" calcext:value-type="percentage">
            <text:p>2.44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990345" calcext:value-type="float">
            <text:p>990345</text:p>
          </table:table-cell>
          <table:table-cell office:value-type="float" office:value="878480" calcext:value-type="float">
            <text:p>878480</text:p>
          </table:table-cell>
          <table:table-cell office:value-type="float" office:value="111865" calcext:value-type="float">
            <text:p>111865</text:p>
          </table:table-cell>
          <table:table-cell/>
          <table:table-cell office:value-type="float" office:value="76251" calcext:value-type="float">
            <text:p>76251</text:p>
          </table:table-cell>
          <table:table-cell office:value-type="float" office:value="65250" calcext:value-type="float">
            <text:p>65250</text:p>
          </table:table-cell>
          <table:table-cell office:value-type="float" office:value="11001" calcext:value-type="float">
            <text:p>11001</text:p>
          </table:table-cell>
          <table:table-cell/>
          <table:table-cell office:value-type="float" office:value="27469" calcext:value-type="float">
            <text:p>27469</text:p>
          </table:table-cell>
          <table:table-cell office:value-type="float" office:value="24452" calcext:value-type="float">
            <text:p>24452</text:p>
          </table:table-cell>
          <table:table-cell office:value-type="float" office:value="3017" calcext:value-type="float">
            <text:p>3017</text:p>
          </table:table-cell>
          <table:table-cell/>
          <table:table-cell table:formula="of:=[.M3]/([.E3]+[.I3]+[.M3])" office:value-type="percentage" office:value="0.0239666992365927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836042" calcext:value-type="float">
            <text:p>836042</text:p>
          </table:table-cell>
          <table:table-cell office:value-type="float" office:value="732106" calcext:value-type="float">
            <text:p>732106</text:p>
          </table:table-cell>
          <table:table-cell office:value-type="float" office:value="103936" calcext:value-type="float">
            <text:p>103936</text:p>
          </table:table-cell>
          <table:table-cell/>
          <table:table-cell office:value-type="float" office:value="89643" calcext:value-type="float">
            <text:p>89643</text:p>
          </table:table-cell>
          <table:table-cell office:value-type="float" office:value="73612" calcext:value-type="float">
            <text:p>73612</text:p>
          </table:table-cell>
          <table:table-cell office:value-type="float" office:value="16031" calcext:value-type="float">
            <text:p>16031</text:p>
          </table:table-cell>
          <table:table-cell/>
          <table:table-cell office:value-type="float" office:value="110970" calcext:value-type="float">
            <text:p>110970</text:p>
          </table:table-cell>
          <table:table-cell office:value-type="float" office:value="97277" calcext:value-type="float">
            <text:p>97277</text:p>
          </table:table-cell>
          <table:table-cell office:value-type="float" office:value="13693" calcext:value-type="float">
            <text:p>13693</text:p>
          </table:table-cell>
          <table:table-cell/>
          <table:table-cell table:formula="of:=[.M4]/([.E4]+[.I4]+[.M4])" office:value-type="percentage" office:value="0.102446506060153" calcext:value-type="percentage">
            <text:p>10.24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885686" calcext:value-type="float">
            <text:p>885686</text:p>
          </table:table-cell>
          <table:table-cell office:value-type="float" office:value="782386" calcext:value-type="float">
            <text:p>782386</text:p>
          </table:table-cell>
          <table:table-cell office:value-type="float" office:value="103300" calcext:value-type="float">
            <text:p>103300</text:p>
          </table:table-cell>
          <table:table-cell/>
          <table:table-cell office:value-type="float" office:value="138676" calcext:value-type="float">
            <text:p>138676</text:p>
          </table:table-cell>
          <table:table-cell office:value-type="float" office:value="118720" calcext:value-type="float">
            <text:p>118720</text:p>
          </table:table-cell>
          <table:table-cell office:value-type="float" office:value="19956" calcext:value-type="float">
            <text:p>19956</text:p>
          </table:table-cell>
          <table:table-cell/>
          <table:table-cell office:value-type="float" office:value="48214" calcext:value-type="float">
            <text:p>48214</text:p>
          </table:table-cell>
          <table:table-cell office:value-type="float" office:value="44882" calcext:value-type="float">
            <text:p>44882</text:p>
          </table:table-cell>
          <table:table-cell office:value-type="float" office:value="3332" calcext:value-type="float">
            <text:p>3332</text:p>
          </table:table-cell>
          <table:table-cell/>
          <table:table-cell table:formula="of:=[.M5]/([.E5]+[.I5]+[.M5])" office:value-type="percentage" office:value="0.0263216102632161" calcext:value-type="percentage">
            <text:p>2.6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995343" calcext:value-type="float">
            <text:p>995343</text:p>
          </table:table-cell>
          <table:table-cell office:value-type="float" office:value="882824" calcext:value-type="float">
            <text:p>882824</text:p>
          </table:table-cell>
          <table:table-cell office:value-type="float" office:value="112519" calcext:value-type="float">
            <text:p>112519</text:p>
          </table:table-cell>
          <table:table-cell/>
          <table:table-cell office:value-type="float" office:value="72940" calcext:value-type="float">
            <text:p>72940</text:p>
          </table:table-cell>
          <table:table-cell office:value-type="float" office:value="62561" calcext:value-type="float">
            <text:p>62561</text:p>
          </table:table-cell>
          <table:table-cell office:value-type="float" office:value="10379" calcext:value-type="float">
            <text:p>10379</text:p>
          </table:table-cell>
          <table:table-cell/>
          <table:table-cell office:value-type="float" office:value="26492" calcext:value-type="float">
            <text:p>26492</text:p>
          </table:table-cell>
          <table:table-cell office:value-type="float" office:value="23518" calcext:value-type="float">
            <text:p>23518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M6]/([.E6]+[.I6]+[.M6])" office:value-type="percentage" office:value="0.0236271768145418" calcext:value-type="percentage">
            <text:p>2.36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901935" calcext:value-type="float">
            <text:p>901935</text:p>
          </table:table-cell>
          <table:table-cell office:value-type="float" office:value="794084" calcext:value-type="float">
            <text:p>794084</text:p>
          </table:table-cell>
          <table:table-cell office:value-type="float" office:value="107851" calcext:value-type="float">
            <text:p>107851</text:p>
          </table:table-cell>
          <table:table-cell/>
          <table:table-cell office:value-type="float" office:value="92675" calcext:value-type="float">
            <text:p>92675</text:p>
          </table:table-cell>
          <table:table-cell office:value-type="float" office:value="77990" calcext:value-type="float">
            <text:p>77990</text:p>
          </table:table-cell>
          <table:table-cell office:value-type="float" office:value="14685" calcext:value-type="float">
            <text:p>14685</text:p>
          </table:table-cell>
          <table:table-cell/>
          <table:table-cell office:value-type="float" office:value="69833" calcext:value-type="float">
            <text:p>69833</text:p>
          </table:table-cell>
          <table:table-cell office:value-type="float" office:value="60201" calcext:value-type="float">
            <text:p>60201</text:p>
          </table:table-cell>
          <table:table-cell office:value-type="float" office:value="9632" calcext:value-type="float">
            <text:p>9632</text:p>
          </table:table-cell>
          <table:table-cell/>
          <table:table-cell table:formula="of:=[.M7]/([.E7]+[.I7]+[.M7])" office:value-type="percentage" office:value="0.0728769444948853" calcext:value-type="percentage">
            <text:p>7.29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828010" calcext:value-type="float">
            <text:p>828010</text:p>
          </table:table-cell>
          <table:table-cell office:value-type="float" office:value="724312" calcext:value-type="float">
            <text:p>724312</text:p>
          </table:table-cell>
          <table:table-cell office:value-type="float" office:value="103698" calcext:value-type="float">
            <text:p>103698</text:p>
          </table:table-cell>
          <table:table-cell/>
          <table:table-cell office:value-type="float" office:value="120250" calcext:value-type="float">
            <text:p>120250</text:p>
          </table:table-cell>
          <table:table-cell office:value-type="float" office:value="101532" calcext:value-type="float">
            <text:p>101532</text:p>
          </table:table-cell>
          <table:table-cell office:value-type="float" office:value="18718" calcext:value-type="float">
            <text:p>18718</text:p>
          </table:table-cell>
          <table:table-cell/>
          <table:table-cell office:value-type="float" office:value="95120" calcext:value-type="float">
            <text:p>95120</text:p>
          </table:table-cell>
          <table:table-cell office:value-type="float" office:value="85062" calcext:value-type="float">
            <text:p>85062</text:p>
          </table:table-cell>
          <table:table-cell office:value-type="float" office:value="10058" calcext:value-type="float">
            <text:p>10058</text:p>
          </table:table-cell>
          <table:table-cell/>
          <table:table-cell table:formula="of:=[.M8]/([.E8]+[.I8]+[.M8])" office:value-type="percentage" office:value="0.0759243323218141" calcext:value-type="percentage">
            <text:p>7.5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832476" calcext:value-type="float">
            <text:p>832476</text:p>
          </table:table-cell>
          <table:table-cell office:value-type="float" office:value="729242" calcext:value-type="float">
            <text:p>729242</text:p>
          </table:table-cell>
          <table:table-cell office:value-type="float" office:value="103234" calcext:value-type="float">
            <text:p>103234</text:p>
          </table:table-cell>
          <table:table-cell/>
          <table:table-cell office:value-type="float" office:value="99075" calcext:value-type="float">
            <text:p>99075</text:p>
          </table:table-cell>
          <table:table-cell office:value-type="float" office:value="79515" calcext:value-type="float">
            <text:p>79515</text:p>
          </table:table-cell>
          <table:table-cell office:value-type="float" office:value="19560" calcext:value-type="float">
            <text:p>19560</text:p>
          </table:table-cell>
          <table:table-cell/>
          <table:table-cell office:value-type="float" office:value="107366" calcext:value-type="float">
            <text:p>107366</text:p>
          </table:table-cell>
          <table:table-cell office:value-type="float" office:value="95362" calcext:value-type="float">
            <text:p>95362</text:p>
          </table:table-cell>
          <table:table-cell office:value-type="float" office:value="12004" calcext:value-type="float">
            <text:p>12004</text:p>
          </table:table-cell>
          <table:table-cell/>
          <table:table-cell table:formula="of:=[.M9]/([.E9]+[.I9]+[.M9])" office:value-type="percentage" office:value="0.0890517663466817" calcext:value-type="percentage">
            <text:p>8.91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914268" calcext:value-type="float">
            <text:p>914268</text:p>
          </table:table-cell>
          <table:table-cell office:value-type="float" office:value="804910" calcext:value-type="float">
            <text:p>804910</text:p>
          </table:table-cell>
          <table:table-cell office:value-type="float" office:value="109358" calcext:value-type="float">
            <text:p>109358</text:p>
          </table:table-cell>
          <table:table-cell/>
          <table:table-cell office:value-type="float" office:value="83017" calcext:value-type="float">
            <text:p>83017</text:p>
          </table:table-cell>
          <table:table-cell office:value-type="float" office:value="69684" calcext:value-type="float">
            <text:p>69684</text:p>
          </table:table-cell>
          <table:table-cell office:value-type="float" office:value="13333" calcext:value-type="float">
            <text:p>13333</text:p>
          </table:table-cell>
          <table:table-cell/>
          <table:table-cell office:value-type="float" office:value="70301" calcext:value-type="float">
            <text:p>70301</text:p>
          </table:table-cell>
          <table:table-cell office:value-type="float" office:value="61066" calcext:value-type="float">
            <text:p>61066</text:p>
          </table:table-cell>
          <table:table-cell office:value-type="float" office:value="9235" calcext:value-type="float">
            <text:p>9235</text:p>
          </table:table-cell>
          <table:table-cell/>
          <table:table-cell table:formula="of:=[.M10]/([.E10]+[.I10]+[.M10])" office:value-type="percentage" office:value="0.0700013644012553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872072" calcext:value-type="float">
            <text:p>872072</text:p>
          </table:table-cell>
          <table:table-cell office:value-type="float" office:value="769865" calcext:value-type="float">
            <text:p>769865</text:p>
          </table:table-cell>
          <table:table-cell office:value-type="float" office:value="102207" calcext:value-type="float">
            <text:p>102207</text:p>
          </table:table-cell>
          <table:table-cell/>
          <table:table-cell office:value-type="float" office:value="154793" calcext:value-type="float">
            <text:p>154793</text:p>
          </table:table-cell>
          <table:table-cell office:value-type="float" office:value="134252" calcext:value-type="float">
            <text:p>134252</text:p>
          </table:table-cell>
          <table:table-cell office:value-type="float" office:value="20541" calcext:value-type="float">
            <text:p>20541</text:p>
          </table:table-cell>
          <table:table-cell/>
          <table:table-cell office:value-type="float" office:value="45679" calcext:value-type="float">
            <text:p>45679</text:p>
          </table:table-cell>
          <table:table-cell office:value-type="float" office:value="41700" calcext:value-type="float">
            <text:p>41700</text:p>
          </table:table-cell>
          <table:table-cell office:value-type="float" office:value="3979" calcext:value-type="float">
            <text:p>3979</text:p>
          </table:table-cell>
          <table:table-cell/>
          <table:table-cell table:formula="of:=[.M11]/([.E11]+[.I11]+[.M11])" office:value-type="percentage" office:value="0.0313982024351559" calcext:value-type="percentage">
            <text:p>3.1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808288" calcext:value-type="float">
            <text:p>808288</text:p>
          </table:table-cell>
          <table:table-cell office:value-type="float" office:value="708348" calcext:value-type="float">
            <text:p>708348</text:p>
          </table:table-cell>
          <table:table-cell office:value-type="float" office:value="99940" calcext:value-type="float">
            <text:p>99940</text:p>
          </table:table-cell>
          <table:table-cell/>
          <table:table-cell office:value-type="float" office:value="142770" calcext:value-type="float">
            <text:p>142770</text:p>
          </table:table-cell>
          <table:table-cell office:value-type="float" office:value="120288" calcext:value-type="float">
            <text:p>120288</text:p>
          </table:table-cell>
          <table:table-cell office:value-type="float" office:value="22482" calcext:value-type="float">
            <text:p>22482</text:p>
          </table:table-cell>
          <table:table-cell/>
          <table:table-cell office:value-type="float" office:value="91283" calcext:value-type="float">
            <text:p>91283</text:p>
          </table:table-cell>
          <table:table-cell office:value-type="float" office:value="82956" calcext:value-type="float">
            <text:p>82956</text:p>
          </table:table-cell>
          <table:table-cell office:value-type="float" office:value="8327" calcext:value-type="float">
            <text:p>8327</text:p>
          </table:table-cell>
          <table:table-cell/>
          <table:table-cell table:formula="of:=[.M12]/([.E12]+[.I12]+[.M12])" office:value-type="percentage" office:value="0.0636869115633772" calcext:value-type="percentage">
            <text:p>6.3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960763" calcext:value-type="float">
            <text:p>960763</text:p>
          </table:table-cell>
          <table:table-cell office:value-type="float" office:value="853479" calcext:value-type="float">
            <text:p>853479</text:p>
          </table:table-cell>
          <table:table-cell office:value-type="float" office:value="107284" calcext:value-type="float">
            <text:p>107284</text:p>
          </table:table-cell>
          <table:table-cell/>
          <table:table-cell office:value-type="float" office:value="106148" calcext:value-type="float">
            <text:p>106148</text:p>
          </table:table-cell>
          <table:table-cell office:value-type="float" office:value="90930" calcext:value-type="float">
            <text:p>90930</text:p>
          </table:table-cell>
          <table:table-cell office:value-type="float" office:value="15218" calcext:value-type="float">
            <text:p>15218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25229" calcext:value-type="float">
            <text:p>25229</text:p>
          </table:table-cell>
          <table:table-cell office:value-type="float" office:value="2944" calcext:value-type="float">
            <text:p>2944</text:p>
          </table:table-cell>
          <table:table-cell/>
          <table:table-cell table:formula="of:=[.M13]/([.E13]+[.I13]+[.M13])" office:value-type="percentage" office:value="0.0234682652296606" calcext:value-type="percentage">
            <text:p>2.35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986203" calcext:value-type="float">
            <text:p>986203</text:p>
          </table:table-cell>
          <table:table-cell office:value-type="float" office:value="875481" calcext:value-type="float">
            <text:p>875481</text:p>
          </table:table-cell>
          <table:table-cell office:value-type="float" office:value="110722" calcext:value-type="float">
            <text:p>110722</text:p>
          </table:table-cell>
          <table:table-cell/>
          <table:table-cell office:value-type="float" office:value="80393" calcext:value-type="float">
            <text:p>80393</text:p>
          </table:table-cell>
          <table:table-cell office:value-type="float" office:value="68999" calcext:value-type="float">
            <text:p>68999</text:p>
          </table:table-cell>
          <table:table-cell office:value-type="float" office:value="11394" calcext:value-type="float">
            <text:p>11394</text:p>
          </table:table-cell>
          <table:table-cell/>
          <table:table-cell office:value-type="float" office:value="27848" calcext:value-type="float">
            <text:p>27848</text:p>
          </table:table-cell>
          <table:table-cell office:value-type="float" office:value="24945" calcext:value-type="float">
            <text:p>24945</text:p>
          </table:table-cell>
          <table:table-cell office:value-type="float" office:value="2903" calcext:value-type="float">
            <text:p>2903</text:p>
          </table:table-cell>
          <table:table-cell/>
          <table:table-cell table:formula="of:=[.M14]/([.E14]+[.I14]+[.M14])" office:value-type="percentage" office:value="0.0232204704884857" calcext:value-type="percentage">
            <text:p>2.32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804979" calcext:value-type="float">
            <text:p>804979</text:p>
          </table:table-cell>
          <table:table-cell office:value-type="float" office:value="703757" calcext:value-type="float">
            <text:p>703757</text:p>
          </table:table-cell>
          <table:table-cell office:value-type="float" office:value="101222" calcext:value-type="float">
            <text:p>101222</text:p>
          </table:table-cell>
          <table:table-cell/>
          <table:table-cell office:value-type="float" office:value="129547" calcext:value-type="float">
            <text:p>129547</text:p>
          </table:table-cell>
          <table:table-cell office:value-type="float" office:value="108358" calcext:value-type="float">
            <text:p>108358</text:p>
          </table:table-cell>
          <table:table-cell office:value-type="float" office:value="21189" calcext:value-type="float">
            <text:p>21189</text:p>
          </table:table-cell>
          <table:table-cell/>
          <table:table-cell office:value-type="float" office:value="107451" calcext:value-type="float">
            <text:p>107451</text:p>
          </table:table-cell>
          <table:table-cell office:value-type="float" office:value="94001" calcext:value-type="float">
            <text:p>94001</text:p>
          </table:table-cell>
          <table:table-cell office:value-type="float" office:value="13450" calcext:value-type="float">
            <text:p>13450</text:p>
          </table:table-cell>
          <table:table-cell/>
          <table:table-cell table:formula="of:=[.M15]/([.E15]+[.I15]+[.M15])" office:value-type="percentage" office:value="0.0989982408491031" calcext:value-type="percentage">
            <text:p>9.9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853237" calcext:value-type="float">
            <text:p>853237</text:p>
          </table:table-cell>
          <table:table-cell office:value-type="float" office:value="751429" calcext:value-type="float">
            <text:p>751429</text:p>
          </table:table-cell>
          <table:table-cell office:value-type="float" office:value="101808" calcext:value-type="float">
            <text:p>101808</text:p>
          </table:table-cell>
          <table:table-cell/>
          <table:table-cell office:value-type="float" office:value="126678" calcext:value-type="float">
            <text:p>126678</text:p>
          </table:table-cell>
          <table:table-cell office:value-type="float" office:value="107529" calcext:value-type="float">
            <text:p>107529</text:p>
          </table:table-cell>
          <table:table-cell office:value-type="float" office:value="19149" calcext:value-type="float">
            <text:p>19149</text:p>
          </table:table-cell>
          <table:table-cell/>
          <table:table-cell office:value-type="float" office:value="79056" calcext:value-type="float">
            <text:p>79056</text:p>
          </table:table-cell>
          <table:table-cell office:value-type="float" office:value="67799" calcext:value-type="float">
            <text:p>67799</text:p>
          </table:table-cell>
          <table:table-cell office:value-type="float" office:value="11257" calcext:value-type="float">
            <text:p>11257</text:p>
          </table:table-cell>
          <table:table-cell/>
          <table:table-cell table:formula="of:=[.M16]/([.E16]+[.I16]+[.M16])" office:value-type="percentage" office:value="0.0851422693512034" calcext:value-type="percentage">
            <text:p>8.51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901504" calcext:value-type="float">
            <text:p>901504</text:p>
          </table:table-cell>
          <table:table-cell office:value-type="float" office:value="794849" calcext:value-type="float">
            <text:p>794849</text:p>
          </table:table-cell>
          <table:table-cell office:value-type="float" office:value="106655" calcext:value-type="float">
            <text:p>106655</text:p>
          </table:table-cell>
          <table:table-cell/>
          <table:table-cell office:value-type="float" office:value="96711" calcext:value-type="float">
            <text:p>96711</text:p>
          </table:table-cell>
          <table:table-cell office:value-type="float" office:value="79909" calcext:value-type="float">
            <text:p>79909</text:p>
          </table:table-cell>
          <table:table-cell office:value-type="float" office:value="16802" calcext:value-type="float">
            <text:p>16802</text:p>
          </table:table-cell>
          <table:table-cell/>
          <table:table-cell office:value-type="float" office:value="61052" calcext:value-type="float">
            <text:p>61052</text:p>
          </table:table-cell>
          <table:table-cell office:value-type="float" office:value="55239" calcext:value-type="float">
            <text:p>55239</text:p>
          </table:table-cell>
          <table:table-cell office:value-type="float" office:value="5813" calcext:value-type="float">
            <text:p>5813</text:p>
          </table:table-cell>
          <table:table-cell/>
          <table:table-cell table:formula="of:=[.M17]/([.E17]+[.I17]+[.M17])" office:value-type="percentage" office:value="0.0449678966504216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984302" calcext:value-type="float">
            <text:p>984302</text:p>
          </table:table-cell>
          <table:table-cell office:value-type="float" office:value="872732" calcext:value-type="float">
            <text:p>872732</text:p>
          </table:table-cell>
          <table:table-cell office:value-type="float" office:value="111570" calcext:value-type="float">
            <text:p>111570</text:p>
          </table:table-cell>
          <table:table-cell/>
          <table:table-cell office:value-type="float" office:value="80071" calcext:value-type="float">
            <text:p>80071</text:p>
          </table:table-cell>
          <table:table-cell office:value-type="float" office:value="68115" calcext:value-type="float">
            <text:p>68115</text:p>
          </table:table-cell>
          <table:table-cell office:value-type="float" office:value="11956" calcext:value-type="float">
            <text:p>11956</text:p>
          </table:table-cell>
          <table:table-cell/>
          <table:table-cell office:value-type="float" office:value="28425" calcext:value-type="float">
            <text:p>28425</text:p>
          </table:table-cell>
          <table:table-cell office:value-type="float" office:value="25372" calcext:value-type="float">
            <text:p>25372</text:p>
          </table:table-cell>
          <table:table-cell office:value-type="float" office:value="3053" calcext:value-type="float">
            <text:p>3053</text:p>
          </table:table-cell>
          <table:table-cell/>
          <table:table-cell table:formula="of:=[.M18]/([.E18]+[.I18]+[.M18])" office:value-type="percentage" office:value="0.0241193246905095" calcext:value-type="percentage">
            <text:p>2.4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899576" calcext:value-type="float">
            <text:p>899576</text:p>
          </table:table-cell>
          <table:table-cell office:value-type="float" office:value="792461" calcext:value-type="float">
            <text:p>792461</text:p>
          </table:table-cell>
          <table:table-cell office:value-type="float" office:value="107115" calcext:value-type="float">
            <text:p>107115</text:p>
          </table:table-cell>
          <table:table-cell/>
          <table:table-cell office:value-type="float" office:value="100922" calcext:value-type="float">
            <text:p>100922</text:p>
          </table:table-cell>
          <table:table-cell office:value-type="float" office:value="84270" calcext:value-type="float">
            <text:p>84270</text:p>
          </table:table-cell>
          <table:table-cell office:value-type="float" office:value="16652" calcext:value-type="float">
            <text:p>16652</text:p>
          </table:table-cell>
          <table:table-cell/>
          <table:table-cell office:value-type="float" office:value="62007" calcext:value-type="float">
            <text:p>62007</text:p>
          </table:table-cell>
          <table:table-cell office:value-type="float" office:value="55911" calcext:value-type="float">
            <text:p>55911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M19]/([.E19]+[.I19]+[.M19])" office:value-type="percentage" office:value="0.046941777103563" calcext:value-type="percentage">
            <text:p>4.6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943768" calcext:value-type="float">
            <text:p>943768</text:p>
          </table:table-cell>
          <table:table-cell office:value-type="float" office:value="837158" calcext:value-type="float">
            <text:p>837158</text:p>
          </table:table-cell>
          <table:table-cell office:value-type="float" office:value="106610" calcext:value-type="float">
            <text:p>106610</text:p>
          </table:table-cell>
          <table:table-cell/>
          <table:table-cell office:value-type="float" office:value="121858" calcext:value-type="float">
            <text:p>121858</text:p>
          </table:table-cell>
          <table:table-cell office:value-type="float" office:value="105044" calcext:value-type="float">
            <text:p>105044</text:p>
          </table:table-cell>
          <table:table-cell office:value-type="float" office:value="16814" calcext:value-type="float">
            <text:p>16814</text:p>
          </table:table-cell>
          <table:table-cell/>
          <table:table-cell office:value-type="float" office:value="27186" calcext:value-type="float">
            <text:p>27186</text:p>
          </table:table-cell>
          <table:table-cell office:value-type="float" office:value="24140" calcext:value-type="float">
            <text:p>24140</text:p>
          </table:table-cell>
          <table:table-cell office:value-type="float" office:value="3046" calcext:value-type="float">
            <text:p>3046</text:p>
          </table:table-cell>
          <table:table-cell/>
          <table:table-cell table:formula="of:=[.M20]/([.E20]+[.I20]+[.M20])" office:value-type="percentage" office:value="0.024084763184945" calcext:value-type="percentage">
            <text:p>2.41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004020" calcext:value-type="float">
            <text:p>1004020</text:p>
          </table:table-cell>
          <table:table-cell office:value-type="float" office:value="890380" calcext:value-type="float">
            <text:p>890380</text:p>
          </table:table-cell>
          <table:table-cell office:value-type="float" office:value="113640" calcext:value-type="float">
            <text:p>113640</text:p>
          </table:table-cell>
          <table:table-cell/>
          <table:table-cell office:value-type="float" office:value="64919" calcext:value-type="float">
            <text:p>64919</text:p>
          </table:table-cell>
          <table:table-cell office:value-type="float" office:value="55468" calcext:value-type="float">
            <text:p>55468</text:p>
          </table:table-cell>
          <table:table-cell office:value-type="float" office:value="9451" calcext:value-type="float">
            <text:p>9451</text:p>
          </table:table-cell>
          <table:table-cell/>
          <table:table-cell office:value-type="float" office:value="24951" calcext:value-type="float">
            <text:p>24951</text:p>
          </table:table-cell>
          <table:table-cell office:value-type="float" office:value="22286" calcext:value-type="float">
            <text:p>22286</text:p>
          </table:table-cell>
          <table:table-cell office:value-type="float" office:value="2665" calcext:value-type="float">
            <text:p>2665</text:p>
          </table:table-cell>
          <table:table-cell/>
          <table:table-cell table:formula="of:=[.M21]/([.E21]+[.I21]+[.M21])" office:value-type="percentage" office:value="0.0211918318012659" calcext:value-type="percentage">
            <text:p>2.12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74140" calcext:value-type="float">
            <text:p>874140</text:p>
          </table:table-cell>
          <table:table-cell office:value-type="float" office:value="-874140" calcext:value-type="float">
            <text:p>-8741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640" calcext:value-type="float">
            <text:p>64640</text:p>
          </table:table-cell>
          <table:table-cell office:value-type="float" office:value="-64640" calcext:value-type="float">
            <text:p>-646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18" calcext:value-type="float">
            <text:p>25518</text:p>
          </table:table-cell>
          <table:table-cell office:value-type="float" office:value="-25518" calcext:value-type="float">
            <text:p>-25518</text:p>
          </table:table-cell>
          <table:table-cell/>
          <table:table-cell table:formula="of:=[.M22]/([.E22]+[.I22]+[.M22])" office:value-type="percentage" office:value="0.0264627739557689" calcext:value-type="percentage">
            <text:p>2.6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737364" calcext:value-type="float">
            <text:p>737364</text:p>
          </table:table-cell>
          <table:table-cell office:value-type="float" office:value="643936" calcext:value-type="float">
            <text:p>643936</text:p>
          </table:table-cell>
          <table:table-cell office:value-type="float" office:value="93428" calcext:value-type="float">
            <text:p>93428</text:p>
          </table:table-cell>
          <table:table-cell/>
          <table:table-cell office:value-type="float" office:value="145663" calcext:value-type="float">
            <text:p>145663</text:p>
          </table:table-cell>
          <table:table-cell office:value-type="float" office:value="118095" calcext:value-type="float">
            <text:p>118095</text:p>
          </table:table-cell>
          <table:table-cell office:value-type="float" office:value="27568" calcext:value-type="float">
            <text:p>27568</text:p>
          </table:table-cell>
          <table:table-cell/>
          <table:table-cell office:value-type="float" office:value="134273" calcext:value-type="float">
            <text:p>134273</text:p>
          </table:table-cell>
          <table:table-cell office:value-type="float" office:value="122000" calcext:value-type="float">
            <text:p>122000</text:p>
          </table:table-cell>
          <table:table-cell office:value-type="float" office:value="12273" calcext:value-type="float">
            <text:p>12273</text:p>
          </table:table-cell>
          <table:table-cell/>
          <table:table-cell table:formula="of:=[.M23]/([.E23]+[.I23]+[.M23])" office:value-type="percentage" office:value="0.0920919343583279" calcext:value-type="percentage">
            <text:p>9.2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987149" calcext:value-type="float">
            <text:p>987149</text:p>
          </table:table-cell>
          <table:table-cell office:value-type="float" office:value="874060" calcext:value-type="float">
            <text:p>874060</text:p>
          </table:table-cell>
          <table:table-cell office:value-type="float" office:value="113089" calcext:value-type="float">
            <text:p>113089</text:p>
          </table:table-cell>
          <table:table-cell/>
          <table:table-cell office:value-type="float" office:value="75357" calcext:value-type="float">
            <text:p>75357</text:p>
          </table:table-cell>
          <table:table-cell office:value-type="float" office:value="65441" calcext:value-type="float">
            <text:p>65441</text:p>
          </table:table-cell>
          <table:table-cell office:value-type="float" office:value="9916" calcext:value-type="float">
            <text:p>9916</text:p>
          </table:table-cell>
          <table:table-cell/>
          <table:table-cell office:value-type="float" office:value="27416" calcext:value-type="float">
            <text:p>27416</text:p>
          </table:table-cell>
          <table:table-cell office:value-type="float" office:value="24604" calcext:value-type="float">
            <text:p>24604</text:p>
          </table:table-cell>
          <table:table-cell office:value-type="float" office:value="2812" calcext:value-type="float">
            <text:p>2812</text:p>
          </table:table-cell>
          <table:table-cell/>
          <table:table-cell table:formula="of:=[.M24]/([.E24]+[.I24]+[.M24])" office:value-type="percentage" office:value="0.0223499209168872" calcext:value-type="percentage">
            <text:p>2.2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74477" calcext:value-type="float">
            <text:p>974477</text:p>
          </table:table-cell>
          <table:table-cell office:value-type="float" office:value="862638" calcext:value-type="float">
            <text:p>862638</text:p>
          </table:table-cell>
          <table:table-cell office:value-type="float" office:value="111839" calcext:value-type="float">
            <text:p>111839</text:p>
          </table:table-cell>
          <table:table-cell/>
          <table:table-cell office:value-type="float" office:value="85672" calcext:value-type="float">
            <text:p>85672</text:p>
          </table:table-cell>
          <table:table-cell office:value-type="float" office:value="74600" calcext:value-type="float">
            <text:p>74600</text:p>
          </table:table-cell>
          <table:table-cell office:value-type="float" office:value="11072" calcext:value-type="float">
            <text:p>11072</text:p>
          </table:table-cell>
          <table:table-cell/>
          <table:table-cell office:value-type="float" office:value="27083" calcext:value-type="float">
            <text:p>27083</text:p>
          </table:table-cell>
          <table:table-cell office:value-type="float" office:value="24256" calcext:value-type="float">
            <text:p>24256</text:p>
          </table:table-cell>
          <table:table-cell office:value-type="float" office:value="2827" calcext:value-type="float">
            <text:p>2827</text:p>
          </table:table-cell>
          <table:table-cell/>
          <table:table-cell table:formula="of:=[.M25]/([.E25]+[.I25]+[.M25])" office:value-type="percentage" office:value="0.0224832588398098" calcext:value-type="percentage">
            <text:p>2.25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988957" calcext:value-type="float">
            <text:p>988957</text:p>
          </table:table-cell>
          <table:table-cell office:value-type="float" office:value="877167" calcext:value-type="float">
            <text:p>877167</text:p>
          </table:table-cell>
          <table:table-cell office:value-type="float" office:value="111790" calcext:value-type="float">
            <text:p>111790</text:p>
          </table:table-cell>
          <table:table-cell/>
          <table:table-cell office:value-type="float" office:value="76764" calcext:value-type="float">
            <text:p>76764</text:p>
          </table:table-cell>
          <table:table-cell office:value-type="float" office:value="65351" calcext:value-type="float">
            <text:p>65351</text:p>
          </table:table-cell>
          <table:table-cell office:value-type="float" office:value="11413" calcext:value-type="float">
            <text:p>11413</text:p>
          </table:table-cell>
          <table:table-cell/>
          <table:table-cell office:value-type="float" office:value="27249" calcext:value-type="float">
            <text:p>27249</text:p>
          </table:table-cell>
          <table:table-cell office:value-type="float" office:value="24289" calcext:value-type="float">
            <text:p>24289</text:p>
          </table:table-cell>
          <table:table-cell office:value-type="float" office:value="2960" calcext:value-type="float">
            <text:p>2960</text:p>
          </table:table-cell>
          <table:table-cell/>
          <table:table-cell table:formula="of:=[.M26]/([.E26]+[.I26]+[.M26])" office:value-type="percentage" office:value="0.0234617122294175" calcext:value-type="percentage">
            <text:p>2.35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965340" calcext:value-type="float">
            <text:p>965340</text:p>
          </table:table-cell>
          <table:table-cell office:value-type="float" office:value="857252" calcext:value-type="float">
            <text:p>857252</text:p>
          </table:table-cell>
          <table:table-cell office:value-type="float" office:value="108088" calcext:value-type="float">
            <text:p>108088</text:p>
          </table:table-cell>
          <table:table-cell/>
          <table:table-cell office:value-type="float" office:value="94042" calcext:value-type="float">
            <text:p>94042</text:p>
          </table:table-cell>
          <table:table-cell office:value-type="float" office:value="80116" calcext:value-type="float">
            <text:p>80116</text:p>
          </table:table-cell>
          <table:table-cell office:value-type="float" office:value="13926" calcext:value-type="float">
            <text:p>13926</text:p>
          </table:table-cell>
          <table:table-cell/>
          <table:table-cell office:value-type="float" office:value="30134" calcext:value-type="float">
            <text:p>30134</text:p>
          </table:table-cell>
          <table:table-cell office:value-type="float" office:value="27137" calcext:value-type="float">
            <text:p>27137</text:p>
          </table:table-cell>
          <table:table-cell office:value-type="float" office:value="2997" calcext:value-type="float">
            <text:p>2997</text:p>
          </table:table-cell>
          <table:table-cell/>
          <table:table-cell table:formula="of:=[.M27]/([.E27]+[.I27]+[.M27])" office:value-type="percentage" office:value="0.0239738902976538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800156" calcext:value-type="float">
            <text:p>800156</text:p>
          </table:table-cell>
          <table:table-cell office:value-type="float" office:value="700947" calcext:value-type="float">
            <text:p>700947</text:p>
          </table:table-cell>
          <table:table-cell office:value-type="float" office:value="99209" calcext:value-type="float">
            <text:p>99209</text:p>
          </table:table-cell>
          <table:table-cell/>
          <table:table-cell office:value-type="float" office:value="154877" calcext:value-type="float">
            <text:p>154877</text:p>
          </table:table-cell>
          <table:table-cell office:value-type="float" office:value="131459" calcext:value-type="float">
            <text:p>131459</text:p>
          </table:table-cell>
          <table:table-cell office:value-type="float" office:value="23418" calcext:value-type="float">
            <text:p>23418</text:p>
          </table:table-cell>
          <table:table-cell/>
          <table:table-cell office:value-type="float" office:value="95054" calcext:value-type="float">
            <text:p>95054</text:p>
          </table:table-cell>
          <table:table-cell office:value-type="float" office:value="83160" calcext:value-type="float">
            <text:p>83160</text:p>
          </table:table-cell>
          <table:table-cell office:value-type="float" office:value="11894" calcext:value-type="float">
            <text:p>11894</text:p>
          </table:table-cell>
          <table:table-cell/>
          <table:table-cell table:formula="of:=[.M28]/([.E28]+[.I28]+[.M28])" office:value-type="percentage" office:value="0.0884174218151813" calcext:value-type="percentage">
            <text:p>8.84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989925" calcext:value-type="float">
            <text:p>989925</text:p>
          </table:table-cell>
          <table:table-cell office:value-type="float" office:value="878090" calcext:value-type="float">
            <text:p>878090</text:p>
          </table:table-cell>
          <table:table-cell office:value-type="float" office:value="111835" calcext:value-type="float">
            <text:p>111835</text:p>
          </table:table-cell>
          <table:table-cell/>
          <table:table-cell office:value-type="float" office:value="75169" calcext:value-type="float">
            <text:p>75169</text:p>
          </table:table-cell>
          <table:table-cell office:value-type="float" office:value="64342" calcext:value-type="float">
            <text:p>64342</text:p>
          </table:table-cell>
          <table:table-cell office:value-type="float" office:value="10827" calcext:value-type="float">
            <text:p>10827</text:p>
          </table:table-cell>
          <table:table-cell/>
          <table:table-cell office:value-type="float" office:value="27744" calcext:value-type="float">
            <text:p>27744</text:p>
          </table:table-cell>
          <table:table-cell office:value-type="float" office:value="24692" calcext:value-type="float">
            <text:p>24692</text:p>
          </table:table-cell>
          <table:table-cell office:value-type="float" office:value="3052" calcext:value-type="float">
            <text:p>3052</text:p>
          </table:table-cell>
          <table:table-cell/>
          <table:table-cell table:formula="of:=[.M29]/([.E29]+[.I29]+[.M29])" office:value-type="percentage" office:value="0.024277327903018" calcext:value-type="percentage">
            <text:p>2.43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0727" calcext:value-type="float">
            <text:p>830727</text:p>
          </table:table-cell>
          <table:table-cell office:value-type="float" office:value="-830727" calcext:value-type="float">
            <text:p>-8307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404" calcext:value-type="float">
            <text:p>96404</text:p>
          </table:table-cell>
          <table:table-cell office:value-type="float" office:value="-96404" calcext:value-type="float">
            <text:p>-964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204" calcext:value-type="float">
            <text:p>32204</text:p>
          </table:table-cell>
          <table:table-cell office:value-type="float" office:value="-32204" calcext:value-type="float">
            <text:p>-32204</text:p>
          </table:table-cell>
          <table:table-cell/>
          <table:table-cell table:formula="of:=[.M30]/([.E30]+[.I30]+[.M30])" office:value-type="percentage" office:value="0.0335690869195849" calcext:value-type="percentage">
            <text:p>3.36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995698" calcext:value-type="float">
            <text:p>995698</text:p>
          </table:table-cell>
          <table:table-cell office:value-type="float" office:value="882713" calcext:value-type="float">
            <text:p>882713</text:p>
          </table:table-cell>
          <table:table-cell office:value-type="float" office:value="112985" calcext:value-type="float">
            <text:p>112985</text:p>
          </table:table-cell>
          <table:table-cell/>
          <table:table-cell office:value-type="float" office:value="70428" calcext:value-type="float">
            <text:p>70428</text:p>
          </table:table-cell>
          <table:table-cell office:value-type="float" office:value="60278" calcext:value-type="float">
            <text:p>60278</text:p>
          </table:table-cell>
          <table:table-cell office:value-type="float" office:value="10150" calcext:value-type="float">
            <text:p>10150</text:p>
          </table:table-cell>
          <table:table-cell/>
          <table:table-cell office:value-type="float" office:value="26808" calcext:value-type="float">
            <text:p>26808</text:p>
          </table:table-cell>
          <table:table-cell office:value-type="float" office:value="23993" calcext:value-type="float">
            <text:p>23993</text:p>
          </table:table-cell>
          <table:table-cell office:value-type="float" office:value="2815" calcext:value-type="float">
            <text:p>2815</text:p>
          </table:table-cell>
          <table:table-cell/>
          <table:table-cell table:formula="of:=[.M31]/([.E31]+[.I31]+[.M31])" office:value-type="percentage" office:value="0.0223501389440254" calcext:value-type="percentage">
            <text:p>2.24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985285" calcext:value-type="float">
            <text:p>985285</text:p>
          </table:table-cell>
          <table:table-cell office:value-type="float" office:value="873706" calcext:value-type="float">
            <text:p>873706</text:p>
          </table:table-cell>
          <table:table-cell office:value-type="float" office:value="111579" calcext:value-type="float">
            <text:p>111579</text:p>
          </table:table-cell>
          <table:table-cell/>
          <table:table-cell office:value-type="float" office:value="79581" calcext:value-type="float">
            <text:p>79581</text:p>
          </table:table-cell>
          <table:table-cell office:value-type="float" office:value="67989" calcext:value-type="float">
            <text:p>67989</text:p>
          </table:table-cell>
          <table:table-cell office:value-type="float" office:value="11592" calcext:value-type="float">
            <text:p>11592</text:p>
          </table:table-cell>
          <table:table-cell/>
          <table:table-cell office:value-type="float" office:value="27760" calcext:value-type="float">
            <text:p>27760</text:p>
          </table:table-cell>
          <table:table-cell office:value-type="float" office:value="24779" calcext:value-type="float">
            <text:p>24779</text:p>
          </table:table-cell>
          <table:table-cell office:value-type="float" office:value="2981" calcext:value-type="float">
            <text:p>2981</text:p>
          </table:table-cell>
          <table:table-cell/>
          <table:table-cell table:formula="of:=[.M32]/([.E32]+[.I32]+[.M32])" office:value-type="percentage" office:value="0.0236302238569345" calcext:value-type="percentage">
            <text:p>2.36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846288" calcext:value-type="float">
            <text:p>846288</text:p>
          </table:table-cell>
          <table:table-cell office:value-type="float" office:value="741069" calcext:value-type="float">
            <text:p>741069</text:p>
          </table:table-cell>
          <table:table-cell office:value-type="float" office:value="105219" calcext:value-type="float">
            <text:p>105219</text:p>
          </table:table-cell>
          <table:table-cell/>
          <table:table-cell office:value-type="float" office:value="114695" calcext:value-type="float">
            <text:p>114695</text:p>
          </table:table-cell>
          <table:table-cell office:value-type="float" office:value="98219" calcext:value-type="float">
            <text:p>98219</text:p>
          </table:table-cell>
          <table:table-cell office:value-type="float" office:value="16476" calcext:value-type="float">
            <text:p>16476</text:p>
          </table:table-cell>
          <table:table-cell/>
          <table:table-cell office:value-type="float" office:value="82437" calcext:value-type="float">
            <text:p>82437</text:p>
          </table:table-cell>
          <table:table-cell office:value-type="float" office:value="73138" calcext:value-type="float">
            <text:p>73138</text:p>
          </table:table-cell>
          <table:table-cell office:value-type="float" office:value="9299" calcext:value-type="float">
            <text:p>9299</text:p>
          </table:table-cell>
          <table:table-cell/>
          <table:table-cell table:formula="of:=[.M33]/([.E33]+[.I33]+[.M33])" office:value-type="percentage" office:value="0.0709879841824816" calcext:value-type="percentage">
            <text:p>7.10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45934154501001" calcext:value-type="percentage">
            <text:p>4.5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6:50:08.583850098</dc:date>
    <meta:editing-duration>PT1M30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